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8"/>
            <text:p text:style-name="P8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8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8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8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8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3"><text:s text:c="5"/></text:p>
            <text:p text:style-name="P13"><text:s text:c="5"/></text:p>
            <text:p text:style-name="P13"><text:s text:c="6"/></text:p>
            <text:p text:style-name="P8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8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8"><text:s text:c="2"/></text:p>
            <text:p text:style-name="P8"><text:s text:c="8"/><text:placeholder text:placeholder-type="text">&lt;o.lc_no or ''&gt;</text:placeholder> 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</table:table-cell>
          <table:table-cell table:style-name="Table1.A1" office:value-type="string">
            <text:p text:style-name="P7"><text:placeholder text:placeholder-type="text">&lt;o.disc_goods or ""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3"><text:placeholder text:placeholder-type="text">&lt;s_tot(line.price_subtotal)&gt;</text:placeholder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8"/>
            <text:p text:style-name="P12"><text:s text:c="5"/><text:placeholder text:placeholder-type="text">&lt;(amount_to_text(get_total_amount(o.invoice_line, o.insurance))).upper() or ''&gt;</text:placeholder></text:p>
            <text:p text:style-name="P12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9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9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2"/>
            <text:p text:style-name="P12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09T17:00:38</dc:date>
    <meta:editing-duration>PT15H28M11S</meta:editing-duration>
    <meta:editing-cycles>325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7" meta:word-count="143" meta:character-count="1664" meta:non-whitespace-character-count="1404"/>
  </office:meta>
</office:document-meta>
</file>